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1080d97a" style:font-size-asian="12pt" style:font-size-complex="12pt"/>
    </style:style>
    <style:style style:name="P37" style:family="paragraph" style:parent-style-name="Footnote">
      <style:text-properties style:font-name="Liberation Sans" officeooo:paragraph-rsid="10294eb4"/>
    </style:style>
    <style:style style:name="P3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7eb322" style:font-size-asian="10pt" style:font-size-complex="10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58fa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e2a40f4"/>
    </style:style>
    <style:style style:name="P47" style:family="paragraph" style:parent-style-name="Footnote">
      <style:text-properties officeooo:rsid="043ccc66" officeooo:paragraph-rsid="0f40045a"/>
    </style:style>
    <style:style style:name="P48" style:family="paragraph" style:parent-style-name="Footnote">
      <style:text-properties officeooo:rsid="043ccc66" officeooo:paragraph-rsid="0f4dc0dc"/>
    </style:style>
    <style:style style:name="P4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2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8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990de2"/>
    </style:style>
    <style:style style:name="P6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2" style:family="paragraph" style:parent-style-name="Standard">
      <style:text-properties officeooo:paragraph-rsid="0fc0c632"/>
    </style:style>
    <style:style style:name="P63" style:family="paragraph" style:parent-style-name="Standard">
      <style:text-properties officeooo:paragraph-rsid="0fc21b80"/>
    </style:style>
    <style:style style:name="P64" style:family="paragraph" style:parent-style-name="Standard">
      <style:text-properties officeooo:rsid="0dde9a1c" officeooo:paragraph-rsid="0dde9a1c"/>
    </style:style>
    <style:style style:name="P65" style:family="paragraph" style:parent-style-name="Standard">
      <style:text-properties officeooo:rsid="0dde9a1c" officeooo:paragraph-rsid="0f4adb30"/>
    </style:style>
    <style:style style:name="P66" style:family="paragraph" style:parent-style-name="Standard">
      <style:text-properties officeooo:rsid="0dde9a1c" officeooo:paragraph-rsid="0fdb91b2"/>
    </style:style>
    <style:style style:name="P67" style:family="paragraph" style:parent-style-name="Standard">
      <style:text-properties officeooo:rsid="0dde9a1c" officeooo:paragraph-rsid="0fdc0816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9" style:family="paragraph" style:parent-style-name="Standard">
      <style:text-properties officeooo:rsid="0dde9a1c" officeooo:paragraph-rsid="10899d06"/>
    </style:style>
    <style:style style:name="P70" style:family="paragraph" style:parent-style-name="Standard">
      <style:text-properties officeooo:paragraph-rsid="0fc35f88"/>
    </style:style>
    <style:style style:name="P71" style:family="paragraph" style:parent-style-name="Standard">
      <style:text-properties officeooo:paragraph-rsid="0fc8b815"/>
    </style:style>
    <style:style style:name="P72" style:family="paragraph" style:parent-style-name="Standard">
      <style:text-properties officeooo:paragraph-rsid="0fce858d"/>
    </style:style>
    <style:style style:name="P73" style:family="paragraph" style:parent-style-name="Standard">
      <style:text-properties officeooo:paragraph-rsid="0f4adb30"/>
    </style:style>
    <style:style style:name="P74" style:family="paragraph" style:parent-style-name="Standard">
      <style:text-properties officeooo:paragraph-rsid="0fd0b68a"/>
    </style:style>
    <style:style style:name="P75" style:family="paragraph" style:parent-style-name="Standard">
      <style:text-properties officeooo:paragraph-rsid="0fdc0816"/>
    </style:style>
    <style:style style:name="P76" style:family="paragraph" style:parent-style-name="Standard">
      <style:text-properties officeooo:paragraph-rsid="0fd655f2"/>
    </style:style>
    <style:style style:name="P77" style:family="paragraph" style:parent-style-name="Standard">
      <style:text-properties officeooo:paragraph-rsid="0ff397b4"/>
    </style:style>
    <style:style style:name="P78" style:family="paragraph" style:parent-style-name="Standard">
      <style:text-properties officeooo:paragraph-rsid="0ff3c339"/>
    </style:style>
    <style:style style:name="P79" style:family="paragraph" style:parent-style-name="Standard">
      <style:text-properties officeooo:paragraph-rsid="0ff658a1"/>
    </style:style>
    <style:style style:name="P80" style:family="paragraph" style:parent-style-name="Standard">
      <style:paragraph-properties fo:text-align="center" style:justify-single-word="false"/>
      <style:text-properties officeooo:paragraph-rsid="0cc50ec9"/>
    </style:style>
    <style:style style:name="P81" style:family="paragraph" style:parent-style-name="Standard">
      <style:paragraph-properties fo:text-align="center" style:justify-single-word="false"/>
      <style:text-properties officeooo:paragraph-rsid="0c8b5238"/>
    </style:style>
    <style:style style:name="P82" style:family="paragraph" style:parent-style-name="Standard">
      <style:paragraph-properties fo:text-align="center" style:justify-single-word="false"/>
      <style:text-properties officeooo:paragraph-rsid="0d1ec96e"/>
    </style:style>
    <style:style style:name="P83" style:family="paragraph" style:parent-style-name="Standard">
      <style:paragraph-properties fo:text-align="center" style:justify-single-word="false"/>
      <style:text-properties officeooo:paragraph-rsid="0e03342d"/>
    </style:style>
    <style:style style:name="P84" style:family="paragraph" style:parent-style-name="Standard">
      <style:paragraph-properties fo:text-align="center" style:justify-single-word="false"/>
      <style:text-properties officeooo:paragraph-rsid="0d8c21b9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e38fc62"/>
    </style:style>
    <style:style style:name="P87" style:family="paragraph" style:parent-style-name="Standard">
      <style:paragraph-properties fo:text-align="center" style:justify-single-word="false"/>
      <style:text-properties officeooo:paragraph-rsid="0e82f1b0"/>
    </style:style>
    <style:style style:name="P88" style:family="paragraph" style:parent-style-name="Standard">
      <style:paragraph-properties fo:text-align="center" style:justify-single-word="false"/>
      <style:text-properties officeooo:paragraph-rsid="1032d702"/>
    </style:style>
    <style:style style:name="P89" style:family="paragraph" style:parent-style-name="Standard">
      <style:paragraph-properties fo:text-align="center" style:justify-single-word="false"/>
      <style:text-properties officeooo:paragraph-rsid="0fd58c4e"/>
    </style:style>
    <style:style style:name="P90" style:family="paragraph" style:parent-style-name="Standard">
      <style:paragraph-properties fo:text-align="center" style:justify-single-word="false"/>
      <style:text-properties officeooo:paragraph-rsid="0e0bda5c"/>
    </style:style>
    <style:style style:name="P91" style:family="paragraph" style:parent-style-name="Standard">
      <style:paragraph-properties fo:text-align="center" style:justify-single-word="false"/>
      <style:text-properties officeooo:paragraph-rsid="10178c94"/>
    </style:style>
    <style:style style:name="P92" style:family="paragraph" style:parent-style-name="Standard">
      <style:paragraph-properties fo:text-align="center" style:justify-single-word="false"/>
      <style:text-properties officeooo:paragraph-rsid="1035cc54"/>
    </style:style>
    <style:style style:name="P93" style:family="paragraph" style:parent-style-name="Standard">
      <style:text-properties officeooo:paragraph-rsid="1018685d"/>
    </style:style>
    <style:style style:name="P94" style:family="paragraph" style:parent-style-name="Standard">
      <style:text-properties officeooo:rsid="1035cc54" officeooo:paragraph-rsid="1035cc54"/>
    </style:style>
    <style:style style:name="P95" style:family="paragraph" style:parent-style-name="Standard">
      <style:text-properties officeooo:paragraph-rsid="10435a16"/>
    </style:style>
    <style:style style:name="P96" style:family="paragraph" style:parent-style-name="Standard">
      <style:text-properties officeooo:rsid="10048e31" officeooo:paragraph-rsid="104e2670"/>
    </style:style>
    <style:style style:name="P97" style:family="paragraph" style:parent-style-name="Footnote">
      <style:text-properties officeooo:paragraph-rsid="106e520e"/>
    </style:style>
    <style:style style:name="P98" style:family="paragraph" style:parent-style-name="Footnote">
      <style:text-properties officeooo:paragraph-rsid="10762a52" fo:background-color="transparent"/>
    </style:style>
    <style:style style:name="P99" style:family="paragraph" style:parent-style-name="Standard">
      <style:text-properties officeooo:paragraph-rsid="1077d862"/>
    </style:style>
    <style:style style:name="P100" style:family="paragraph" style:parent-style-name="Standard">
      <style:text-properties officeooo:paragraph-rsid="107dbf6a"/>
    </style:style>
    <style:style style:name="P10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2" style:family="paragraph" style:parent-style-name="Standard" style:list-style-name="L1">
      <style:paragraph-properties fo:break-before="page"/>
      <style:text-properties officeooo:paragraph-rsid="0fd655f2"/>
    </style:style>
    <style:style style:name="P10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108a0636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" style:family="text">
      <style:text-properties style:font-name="Liberation Sans" fo:font-size="12pt" fo:language="en" fo:country="GB" fo:font-weight="bold" officeooo:rsid="108a0636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Liberation Sans" style:text-underline-style="solid" style:text-underline-width="auto" style:text-underline-color="font-color" officeooo:rsid="0f28d107"/>
    </style:style>
    <style:style style:name="T22" style:family="text">
      <style:text-properties style:font-name="Liberation Sans" officeooo:rsid="0f28d107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d4093d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7dbf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2bc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0d9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8a063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80d97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1071d4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3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9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4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fo:font-size="10pt" fo:language="en" fo:country="GB" fo:font-weight="normal" officeooo:rsid="1071d4ed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en" fo:country="GB" fo:font-weight="normal" officeooo:rsid="1071d4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13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4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5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font-size="10pt" style:font-size-asian="10pt" style:font-size-complex="10pt"/>
    </style:style>
    <style:style style:name="T26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6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7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109a0fa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73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74" style:family="text">
      <style:text-properties style:text-line-through-style="none" style:text-line-through-type="none" style:font-name="Liberation Sans" style:text-underline-style="none" officeooo:rsid="0673d7fc"/>
    </style:style>
    <style:style style:name="T275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76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77" style:family="text">
      <style:text-properties style:text-line-through-style="none" style:text-line-through-type="none" style:font-name="Liberation Sans" style:text-underline-style="none" officeooo:rsid="0b0f3a36"/>
    </style:style>
    <style:style style:name="T278" style:family="text">
      <style:text-properties fo:language="en" fo:country="GB"/>
    </style:style>
    <style:style style:name="T279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0" style:family="text">
      <style:text-properties fo:language="en" fo:country="GB" officeooo:rsid="0f28d107"/>
    </style:style>
    <style:style style:name="T281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2" style:family="text">
      <style:text-properties fo:language="en" fo:country="GB" officeooo:rsid="0fed6741"/>
    </style:style>
    <style:style style:name="T283" style:family="text">
      <style:text-properties style:font-name="Liberation Mono" fo:font-size="11pt" style:font-size-asian="11pt" style:font-size-complex="11pt"/>
    </style:style>
    <style:style style:name="T284" style:family="text">
      <style:text-properties style:font-name="Liberation Mono" fo:font-size="8pt" style:font-size-asian="8pt" style:font-size-complex="8pt" loext:padding="0.049cm" loext:border="0.31pt solid #000000"/>
    </style:style>
    <style:style style:name="T285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6" style:family="text">
      <style:text-properties officeooo:rsid="102b859b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officeooo:rsid="1035cc54" style:font-weight-asian="bold" style:font-weight-complex="bold"/>
    </style:style>
    <style:style style:name="T289" style:family="text">
      <style:text-properties fo:font-weight="bold" officeooo:rsid="103b85c2" style:font-weight-asian="bold" style:font-weight-complex="bold"/>
    </style:style>
    <style:style style:name="T290" style:family="text">
      <style:text-properties officeooo:rsid="1035cc54"/>
    </style:style>
    <style:style style:name="T29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style:text-underline-style="non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1"><text:span text:style-name="Strong_20_Emphasis"><text:span text:style-name="T170">Checklist for installing</text:span></text:span><text:span text:style-name="T207"> </text:span><text:span text:style-name="T207"><text:user-field-get text:name="Distro">Debian</text:user-field-get></text:span><text:span text:style-name="T208"><text:s/></text:span><text:span text:style-name="T208"><text:user-field-get text:name="Version">12</text:user-field-get></text:span><text:span text:style-name="T208"><text:s/></text:span><text:span text:style-name="T211">LTS</text:span><text:span text:style-name="T209"><text:note text:id="ftn1" text:note-class="footnote"><text:note-citation>1</text:note-citation><text:note-body><text:p text:style-name="P37"><text:span text:style-name="T194">L</text:span><text:span text:style-name="T195">TS stands for Long-Term Support, and this </text:span><text:span text:style-name="T202">June</text:span><text:span text:style-name="T196"> </text:span><text:span text:style-name="Strong_20_Emphasis"><text:span text:style-name="T112"><text:user-field-get text:name="Releaseyear">2023</text:user-field-get></text:span></text:span><text:span text:style-name="T198"><text:s/></text:span><text:span text:style-name="T203"><text:user-field-get text:name="Distro">Debian</text:user-field-get></text:span><text:span text:style-name="T204"><text:s/></text:span><text:span text:style-name="T204"><text:user-field-get text:name="Version">12</text:user-field-get></text:span><text:span text:style-name="T204"><text:s/></text:span><text:span text:style-name="T206">LTS</text:span><text:span text:style-name="T196"> </text:span><text:span text:style-name="T205"><text:user-field-get text:name="Edition">Desktop</text:user-field-get></text:span><text:span text:style-name="T196"><text:s/></text:span><text:span text:style-name="T197">(</text:span><text:span text:style-name="T195">codenamed</text:span><text:span text:style-name="T197"> </text:span><text:span text:style-name="T201">bookworm</text:span><text:span text:style-name="T197">) </text:span><text:span text:style-name="T195">will be </text:span><text:span text:style-name="T200">supported</text:span><text:span text:style-name="T195"> for five years until </text:span><text:span text:style-name="T202">June</text:span><text:span text:style-name="T196"> </text:span><text:span text:style-name="T194">202</text:span><text:span text:style-name="T202">8</text:span><text:span text:style-name="T199">.</text:span></text:p></text:note-body></text:note></text:span><text:span text:style-name="T210"> </text:span><text:span text:style-name="T210"><text:user-field-get text:name="Edition">Desktop</text:user-field-get></text:span><text:span text:style-name="T214">.</text:span></text:p>
      <text:p text:style-name="P56"/>
      <text:p text:style-name="P54"><text:span text:style-name="T20">Fill in the </text:span><text:span text:style-name="Strong_20_Emphasis"><text:span text:style-name="T266"><text:s/></text:span></text:span><text:span text:style-name="Strong_20_Emphasis"><text:span text:style-name="T267">text box</text:span></text:span><text:span text:style-name="T20"> behind the </text:span><text:span text:style-name="T21">underlined</text:span><text:span text:style-name="T22"> </text:span><text:span text:style-name="T20">words, see [explanation]:</text:span></text:p>
      <text:p text:style-name="P59"><text:span text:style-name="Definition"><text:span text:style-name="T279">user</text:span></text:span><text:span text:style-name="T224"><text:tab/><text:tab/></text:span><text:span text:style-name="T223"> <text:tab/><text:tab/><text:tab/> </text:span><text:span text:style-name="T225"><draw:control text:anchor-type="as-char" svg:y="-0.4cm" draw:z-index="21" draw:name="Gebruiker 1" draw:style-name="gr2" draw:text-style-name="P107" svg:width="6.4cm" svg:height="0.6cm" draw:control="control20"><svg:title>Gebruiker</svg:title><svg:desc>Volledige naam, bijv. Jan Stek</svg:desc></draw:control></text:span><text:span text:style-name="T225"><text:s text:c="2"/></text:span><text:span text:style-name="T226">[</text:span><text:span text:style-name="T231">F</text:span><text:span text:style-name="T232">ull </text:span><text:span text:style-name="T218">na</text:span><text:span text:style-name="T219">me,</text:span><text:span text:style-name="T218"> </text:span><text:span text:style-name="T219">e.g.</text:span><text:span text:style-name="T218"> </text:span><text:span text:style-name="T220">J</text:span><text:span text:style-name="T235">oh</text:span><text:span text:style-name="T220">n </text:span><text:span text:style-name="T222">Doe</text:span><text:span text:style-name="T234">]</text:span></text:p>
      <text:p text:style-name="P99"><text:span text:style-name="Definition"><text:span text:style-name="T217">USER</text:span></text:span><text:span text:style-name="Definition"><text:span text:style-name="T278">na</text:span></text:span><text:span text:style-name="Definition"><text:span text:style-name="T280">me</text:span></text:span><text:span text:style-name="T216"><text:tab/><text:tab/><text:tab/> </text:span><text:span text:style-name="T216"><draw:control text:anchor-type="as-char" svg:y="-0.4cm" draw:z-index="22" draw:name="Gberuikersnaam 2" draw:style-name="gr2" draw:text-style-name="P107" svg:width="6.4cm" svg:height="0.6cm" draw:control="control21"><svg:title>Gebruikersnaam</svg:title><svg:desc>Korte naam, bijv. jan</svg:desc></draw:control></text:span><text:span text:style-name="T216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71">j</text:span><text:span text:style-name="T173">oh</text:span><text:span text:style-name="T171">n</text:span><text:span text:style-name="T172">]</text:span></text:p>
      <text:p text:style-name="P59"><text:span text:style-name="Definition"><text:span text:style-name="T278">COMPUTERNA</text:span></text:span><text:span text:style-name="Definition"><text:span text:style-name="T280">me</text:span></text:span><text:span text:style-name="T236"><text:tab/> </text:span><text:span text:style-name="T278"><draw:control text:anchor-type="as-char" svg:y="-0.4cm" draw:z-index="23" draw:name="Computernaam 1" draw:style-name="gr2" draw:text-style-name="P107" svg:width="6.4cm" svg:height="0.6cm" draw:control="control22"><svg:title>Computernaam</svg:title><svg:desc>Unieke naam van de computer</svg:desc></draw:control></text:span><text:span text:style-name="T278"><text:s text:c="2"/></text:span><text:span text:style-name="T239">[</text:span><text:span text:style-name="T243">N</text:span><text:span text:style-name="T237">a</text:span><text:span text:style-name="T240">me of the</text:span><text:span text:style-name="T237"> compute</text:span><text:span text:style-name="T238">r, </text:span><text:span text:style-name="T240">e.g.</text:span><text:span text:style-name="T241"> </text:span><text:span text:style-name="T242">pc02</text:span><text:span text:style-name="T239">]</text:span></text:p>
      <text:p text:style-name="P59"><text:span text:style-name="Definition"><text:span text:style-name="T245">USER</text:span></text:span><text:span text:style-name="T244"><text:tab/><text:tab/></text:span><text:span text:style-name="T223"> <text:tab/><text:tab/><text:tab/> </text:span><text:span text:style-name="T225"><draw:control text:anchor-type="as-char" svg:y="-0.4cm" draw:z-index="24" draw:name="Gebruiker 2" draw:style-name="gr2" draw:text-style-name="P107" svg:width="6.4cm" svg:height="0.6cm" draw:control="control23"><svg:title>Gebruiker</svg:title><svg:desc>Volledige naam, bijv. Jan Stek</svg:desc></draw:control></text:span><text:span text:style-name="T225"><text:s text:c="2"/></text:span><text:span text:style-name="T226">[</text:span><text:span text:style-name="T231">F</text:span><text:span text:style-name="T227">ull </text:span><text:span text:style-name="T228">na</text:span><text:span text:style-name="T229">me</text:span><text:span text:style-name="T228"> possibly </text:span><text:span text:style-name="T233">2</text:span><text:span text:style-name="T258">nd</text:span><text:span text:style-name="T233"> </text:span><text:span text:style-name="T230">user</text:span><text:span text:style-name="T221">]</text:span></text:p>
      <text:p text:style-name="P99"><text:span text:style-name="Definition"><text:span text:style-name="T245">USERN</text:span></text:span><text:span text:style-name="Definition"><text:span text:style-name="T246">a</text:span></text:span><text:span text:style-name="Definition"><text:span text:style-name="T247">me</text:span></text:span><text:span text:style-name="Definition"><text:span text:style-name="T252"><text:tab/><text:tab/><text:tab/> </text:span></text:span><text:span text:style-name="T252"><draw:control text:anchor-type="as-char" svg:y="-0.4cm" draw:z-index="25" draw:name="Gberuikersnaam 1" draw:style-name="gr2" draw:text-style-name="P107" svg:width="6.4cm" svg:height="0.6cm" draw:control="control24"><svg:title>Gebruikersnaam</svg:title><svg:desc>Korte naam, bijv. jan</svg:desc></draw:control></text:span><text:span text:style-name="T252"><text:s text:c="2"/></text:span><text:span text:style-name="T249">[</text:span><text:span text:style-name="T251">U</text:span><text:span text:style-name="T250">ser</text:span><text:span text:style-name="T248"> </text:span><text:span text:style-name="T254">na</text:span><text:span text:style-name="T255">me</text:span><text:span text:style-name="T254"> possibly </text:span><text:span text:style-name="T257">2</text:span><text:span text:style-name="T259">nd</text:span><text:span text:style-name="T257"> </text:span><text:span text:style-name="T256">user</text:span><text:span text:style-name="T253">]</text:span></text:p>
      <text:p text:style-name="P59"><text:span text:style-name="T174">Replace the </text:span><text:span text:style-name="T186">underlined</text:span><text:span text:style-name="T174"> words in this checklist with those in the </text:span><text:span text:style-name="Strong_20_Emphasis"><text:span text:style-name="T42">te</text:span></text:span><text:span text:style-name="Strong_20_Emphasis"><text:span text:style-name="T58">x</text:span></text:span><text:span text:style-name="Strong_20_Emphasis"><text:span text:style-name="T42">t </text:span></text:span><text:span text:style-name="Strong_20_Emphasis"><text:span text:style-name="T58">box</text:span></text:span><text:span text:style-name="T174">.</text:span></text:p>
      <text:p text:style-name="P7"/>
      <text:p text:style-name="P7"/>
      <text:p text:style-name="P58"><text:span text:style-name="T182">Not yet on Linux?</text:span><text:span text:style-name="T175"><text:tab/></text:span><text:span text:style-name="T180"><text:tab/></text:span><text:span text:style-name="T181">Use</text:span><text:span text:style-name="T176"> </text:span><text:span text:style-name="Strong_20_Emphasis"><text:span text:style-name="T184">Checklist </text:span></text:span><text:span text:style-name="Strong_20_Emphasis"><text:span text:style-name="T185">transfer</text:span></text:span><text:span text:style-name="T176"> o</text:span><text:span text:style-name="T179">n</text:span><text:span text:style-name="T176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77"> </text:span><text:span text:style-name="T179">u</text:span><text:span text:style-name="T177">nder </text:span><text:span text:style-name="T183">Linux</text:span><text:span text:style-name="T178">.</text:span></text:p>
      <text:p text:style-name="P53"><text:span text:style-name="T272">New installation?</text:span><text:span text:style-name="T274"><text:tab/></text:span><text:span text:style-name="T275"></text:span><text:span text:style-name="T276"><text:tab/>Start at chapter </text:span><text:span text:style-name="T273"><text:bookmark-ref text:reference-format="page" text:ref-name="__RefNumPara__4009_12717081281">2</text:bookmark-ref></text:span><text:span text:style-name="T273"><text:s text:c="2"/></text:span><text:span text:style-name="T273"><text:bookmark-ref text:reference-format="text" text:ref-name="__RefNumPara__4009_12717081281">Perform installation</text:bookmark-ref></text:span><text:span text:style-name="T277">.</text:span></text:p>
      <text:p text:style-name="P55"/>
      <text:p text:style-name="P57"><text:span text:style-name="Strong_20_Emphasis"><text:span text:style-name="T33"/></text:span></text:p>
      <text:list xml:id="list3073206542" text:style-name="L1">
        <text:list-item>
          <text:p text:style-name="P103"><text:bookmark-start text:name="__RefNumPara__4083_1271708128"/>Prepar<text:span text:style-name="T286">e</text:span> installation<text:bookmark-end text:name="__RefNumPara__4083_1271708128"/></text:p>
        </text:list-item>
      </text:list>
      <text:p text:style-name="P4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2" draw:name="Vorm3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15" draw:name="Vorm 5" draw:style-name="gr1" draw:text-style-name="P106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61"><text:span text:style-name="Strong_20_Emphasis"><text:span text:style-name="T35">Log in as </text:span></text:span><text:span text:style-name="Definition"><text:span text:style-name="T10">USER</text:span></text:span><text:span text:style-name="Definition"><text:span text:style-name="T18"><text:note text:id="ftn2" text:note-class="footnote"><text:note-citation>2</text:note-citation><text:note-body><text:p text:style-name="P47"><text:span text:style-name="User_20_Entry"><text:span text:style-name="T116">Login any additional </text:span></text:span><text:span text:style-name="Definition"><text:span text:style-name="T262">USER</text:span></text:span><text:span text:style-name="User_20_Entry"><text:span text:style-name="T117">s</text:span></text:span><text:span text:style-name="User_20_Entry"><text:span text:style-name="T119"> </text:span></text:span><text:span text:style-name="User_20_Entry"><text:span text:style-name="T116">and follow the same steps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43"><text:s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43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8" draw:name="Vorm4" draw:style-name="gr1" draw:text-style-name="P106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3"/></text:span></text:p>
          </table:table-cell>
          <table:table-cell table:style-name="_31_._5f_Installatie_5f_voorbereiden.D3" office:value-type="string">
            <text:p text:style-name="P62"><text:span text:style-name="Strong_20_Emphasis"><text:span text:style-name="T43">Install </text:span></text:span><text:span text:style-name="Strong_20_Emphasis"><text:span text:style-name="T70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4" office:value-type="string">
            <text:p text:style-name="P93"><text:span text:style-name="Strong_20_Emphasis"><text:span text:style-name="T68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5">ress the </text:span></text:span><text:span text:style-name="Strong_20_Emphasis"><text:span text:style-name="T148">Super</text:span></text:span><text:span text:style-name="Strong_20_Emphasis"><text:span text:style-name="T41"> </text:span></text:span><text:span text:style-name="Strong_20_Emphasis"><text:span text:style-name="T60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84">Super</text:span> key is the Windows key, Command key (Apple), or Magnifier key<text:span text:style-name="T191"> </text:span><text:span text:style-name="T192">(Chromebook)</text:span><text:span text:style-name="T191">.</text:span></text:p></text:note-body></text:note></text:span></text:span><text:span text:style-name="Strong_20_Emphasis"><text:span text:style-name="T61"> </text:span></text:span><text:span text:style-name="Strong_20_Emphasis"><text:span text:style-name="T69">if</text:span></text:span><text:span text:style-name="Strong_20_Emphasis"><text:span text:style-name="T68"> needed) a</text:span></text:span><text:span text:style-name="Strong_20_Emphasis"><text:span text:style-name="T61">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43"/></text:span></text:p>
          </table:table-cell>
          <table:table-cell table:style-name="_31_._5f_Installatie_5f_voorbereiden.D5" office:value-type="string">
            <text:p text:style-name="P63"><text:span text:style-name="Strong_20_Emphasis"><text:span text:style-name="T46">Type these t</text:span></text:span><text:span text:style-name="Strong_20_Emphasis"><text:span text:style-name="T62">hree</text:span></text:span><text:span text:style-name="Strong_20_Emphasis"><text:span text:style-name="T46"> commands, each followed by the</text:span></text:span><text:span text:style-name="Strong_20_Emphasis"><text:span text:style-name="T51"> </text:span></text:span><text:span text:style-name="Strong_20_Emphasis"><text:span text:style-name="T149">Enter</text:span></text:span><text:span text:style-name="Strong_20_Emphasis"><text:span text:style-name="T46"> key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6" office:value-type="string">
            <text:p text:style-name="P77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7" office:value-type="string">
            <text:p text:style-name="P77"><text:span text:style-name="User_20_Entry"><text:span text:style-name="T1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8" office:value-type="string">
            <text:p text:style-name="P77"><text:span text:style-name="User_20_Entry"><text:span text:style-name="T1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4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3" draw:name="Vorm6" draw:style-name="gr1" draw:text-style-name="P10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16" draw:name="Vorm 7" draw:style-name="gr1" draw:text-style-name="P106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70"><text:span text:style-name="Strong_20_Emphasis"><text:span text:style-name="T47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2" office:value-type="string">
            <text:p text:style-name="P93"><text:span text:style-name="Strong_20_Emphasis"><text:span text:style-name="T68">T</text:span></text:span><text:span text:style-name="Strong_20_Emphasis"><text:span text:style-name="T47">ype </text:span></text:span><text:span text:style-name="Strong_20_Emphasis"><text:span text:style-name="T87">menu</text:span></text:span><text:span text:style-name="Strong_20_Emphasis"><text:span text:style-name="T47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8">4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47">and click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43"/></text:span></text:p>
          </table:table-cell>
          <table:table-cell table:style-name="_31_._5f_Installatie_5f_voorbereiden.D13" office:value-type="string">
            <text:p text:style-name="P70"><text:span text:style-name="Strong_20_Emphasis"><text:span text:style-name="T53">Select </text:span></text:span><text:span text:style-name="Strong_20_Emphasis"><text:span text:style-name="T88">1 <text:s/>Prepar</text:span></text:span><text:span text:style-name="Strong_20_Emphasis"><text:span text:style-name="T91">e </text:span></text:span><text:span text:style-name="Strong_20_Emphasis"><text:span text:style-name="T88">installation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4" office:value-type="string">
            <text:p text:style-name="P66"><text:span text:style-name="Strong_20_Emphasis"><text:span text:style-name="T52">Follow the instructions on the screen.</text:span></text:span></text:p>
          </table:table-cell>
        </table:table-row>
      </table:table>
      <text:p text:style-name="P52"><text:bookmark-start text:name="__RefNumPara__4009_1271708128"/><text:bookmark-end text:name="__RefNumPara__4009_1271708128"/><text:span text:style-name="Strong_20_Emphasis"><text:span text:style-name="T2"/></text:span></text:p>
      <text:list xml:id="list180350428530377" text:continue-numbering="true" text:style-name="L1">
        <text:list-item>
          <text:p text:style-name="P102"><text:bookmark-start text:name="__RefNumPara__4009_12717081281"/><text:span text:style-name="Strong_20_Emphasis"><text:span text:style-name="T187">Perform installation</text:span></text:span><text:bookmark-end text:name="__RefNumPara__4009_12717081281"/></text:p>
        </text:list-item>
      </text:list>
      <text:p text:style-name="P76"><text:span text:style-name="Strong_20_Emphasis"><text:span text:style-name="T18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73"><draw:control text:anchor-type="as-char" draw:z-index="4" draw:name="Vorm9" draw:style-name="gr1" draw:text-style-name="P10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5"><text:span text:style-name="T188">Boot the computer from</text:span><text:span text:style-name="T190"><text:note text:id="ftn5" text:note-class="footnote"><text:note-citation>1</text:note-citation><text:note-body><text:p text:style-name="P98"><text:span text:style-name="T120">Boot menu/Setup via one of the </text:span><text:span text:style-name="T121">f</text:span><text:span text:style-name="T120">requently used keys:</text:span> <text:span text:style-name="T285">Esc</text:span><text:span text:style-name="T278">, </text:span><text:span text:style-name="T285">Delete</text:span><text:span text:style-name="T278">, </text:span><text:span text:style-name="T285">F1</text:span><text:span text:style-name="T278">, </text:span><text:span text:style-name="T285">F2</text:span><text:span text:style-name="T278">, </text:span><text:span text:style-name="T285">F9</text:span><text:span text:style-name="T278">, </text:span><text:span text:style-name="T285">F10</text:span><text:span text:style-name="T278">, </text:span><text:span text:style-name="T285">F11</text:span><text:span text:style-name="T278">, </text:span><text:span text:style-name="T282">or </text:span><text:span text:style-name="T285">F12</text:span><text:span text:style-name="T278">.</text:span></text:p></text:note-body></text:note></text:span><text:span text:style-name="T188"> an </text:span><text:span text:style-name="T163"><text:user-field-get text:name="Distro">Debian</text:user-field-get></text:span><text:span text:style-name="T164"><text:s/></text:span><text:span text:style-name="T164"><text:user-field-get text:name="Version">12</text:user-field-get></text:span><text:span text:style-name="T164"><text:s/></text:span><text:span text:style-name="T169">LTS</text:span><text:span text:style-name="Strong_20_Emphasis"><text:span text:style-name="T165"> </text:span></text:span><text:span text:style-name="Strong_20_Emphasis"><text:span text:style-name="T167"><text:user-field-get text:name="Edition">Desktop</text:user-field-get></text:span></text:span><text:span text:style-name="Strong_20_Emphasis"><text:span text:style-name="T167"><text:s/></text:span></text:span><text:span text:style-name="T189">Live</text:span><text:span text:style-name="T103"><text:note text:id="ftn6" text:note-class="footnote"><text:note-citation>2</text:note-citation><text:note-body><text:p text:style-name="P8"><text:span text:style-name="T260">From a Live USB stick you can boot and work with </text:span><text:span text:style-name="Strong_20_Emphasis"><text:span text:style-name="T193"><text:user-field-get text:name="Distro">Debian</text:user-field-get></text:span></text:span><text:span text:style-name="Strong_20_Emphasis"><text:span text:style-name="T193"><text:s/></text:span></text:span><text:span text:style-name="T260">without modifying any files on the hard drive and also allows installation of </text:span><text:span text:style-name="Strong_20_Emphasis"><text:span text:style-name="T193"><text:user-field-get text:name="Distro">Debian</text:user-field-get></text:span></text:span><text:span text:style-name="Strong_20_Emphasis"><text:span text:style-name="T193">.</text:span></text:span></text:p></text:note-body></text:note></text:span><text:span text:style-name="T102"> USB stick</text:span><text:span text:style-name="T104"><text:note text:id="ftn7" text:note-class="footnote"><text:note-citation>3</text:note-citation><text:note-body><text:p text:style-name="P97"><text:span text:style-name="Strong_20_Emphasis"><text:span text:style-name="T114">Create a bootable USB stick:<text:line-break/>Download a CD image file (.iso) from</text:span></text:span><text:span text:style-name="Strong_20_Emphasis"><text:span text:style-name="T113"> </text:span></text:span><text:a xlink:type="simple" xlink:href="https://www.debian.org/" text:style-name="Internet_20_link" text:visited-style-name="Visited_20_Internet_20_Link"><text:span text:style-name="Strong_20_Emphasis"><text:span text:style-name="T263">debian.org</text:span></text:span></text:a><text:span text:style-name="Strong_20_Emphasis"><text:span text:style-name="T113">, </text:span></text:span><text:span text:style-name="Strong_20_Emphasis"><text:span text:style-name="T115">click </text:span></text:span><text:span text:style-name="Strong_20_Emphasis"><text:span text:style-name="T118">Other downloads</text:span></text:span><text:span text:style-name="Strong_20_Emphasis"><text:span text:style-name="T115"> (under Downloads) and then click </text:span></text:span><text:span text:style-name="Strong_20_Emphasis"><text:span text:style-name="T118">Live Gnome</text:span></text:span><text:span text:style-name="Strong_20_Emphasis"><text:span text:style-name="T115"> (under Try </text:span></text:span><text:span text:style-name="Strong_20_Emphasis"><text:span text:style-name="T115"><text:user-field-get text:name="Distro">Debian</text:user-field-get></text:span></text:span><text:span text:style-name="Strong_20_Emphasis"><text:span text:style-name="T115"><text:s/>live before installing).</text:span></text:span><text:span text:style-name="Strong_20_Emphasis"><text:span text:style-name="T114"><text:line-break/></text:span></text:span><text:span text:style-name="Strong_20_Emphasis"><text:span text:style-name="T122">The next steps are described in </text:span></text:span><text:span text:style-name="Strong_20_Emphasis"><text:span text:style-name="T123">Linux informati</text:span></text:span><text:span text:style-name="Strong_20_Emphasis"><text:span text:style-name="T124">on</text:span></text:span><text:span text:style-name="Strong_20_Emphasis"><text:span text:style-name="T122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64">karelzimmer.nl</text:span></text:span></text:a><text:span text:style-name="Strong_20_Emphasis"><text:span text:style-name="T122">, under </text:span></text:span><text:span text:style-name="Strong_20_Emphasis"><text:span text:style-name="T123">Linux</text:span></text:span><text:span text:style-name="Strong_20_Emphasis"><text:span text:style-name="T122">.</text:span></text:span></text:p></text:note-body></text:note></text:span><text:span text:style-name="T105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106">Select </text:span></text:span><text:span text:style-name="Strong_20_Emphasis"><text:span text:style-name="T110">Live </text:span></text:span><text:span text:style-name="Strong_20_Emphasis"><text:span text:style-name="T111">system (amd64)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8"><text:span text:style-name="Strong_20_Emphasis"><text:span text:style-name="T73"><draw:control text:anchor-type="as-char" draw:z-index="17" draw:name="Vorm4_ 1" draw:style-name="gr1" draw:text-style-name="P106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64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73"><draw:control text:anchor-type="as-char" draw:z-index="10" draw:name="Vorm13_1" draw:style-name="gr1" draw:text-style-name="P106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6"><text:span text:style-name="Strong_20_Emphasis"><text:span text:style-name="T31">Start the installation by clicking </text:span></text:span><text:span text:style-name="Strong_20_Emphasis"><text:span text:style-name="T93">Activities</text:span></text:span><text:span text:style-name="Strong_20_Emphasis"><text:span text:style-name="T31"> and clicking </text:span></text:span><text:span text:style-name="Strong_20_Emphasis"><text:span text:style-name="T93">Install Debia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7" office:value-type="string">
            <text:p text:style-name="P96">When prompted for a password, type '<text:span text:style-name="T283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40">Follow the instructions on the </text:span></text:span><text:span text:style-name="Strong_20_Emphasis"><text:span text:style-name="T141">installation</text:span></text:span><text:span text:style-name="Strong_20_Emphasis"><text:span text:style-name="T142"> screen</text:span></text:span><text:span text:style-name="Strong_20_Emphasis"><text:span text:style-name="T140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92"><text:span text:style-name="Strong_20_Emphasis"><text:span text:style-name="T107"><draw:control text:anchor-type="as-char" draw:z-index="20" draw:name="Vorm13_ 1" draw:style-name="gr1" draw:text-style-name="P106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94">At <text:span text:style-name="T287">Location</text:span>: </text:p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1"><text:span text:style-name="Strong_20_Emphasis"><text:span text:style-name="T107"/></text:span></text:p>
          </table:table-cell>
          <table:table-cell table:style-name="_32_._5f_Installatie_5f_uitvoeren.C10" office:value-type="string">
            <text:p text:style-name="P31"><text:span text:style-name="T290">At</text:span> <text:span text:style-name="T287">Regio</text:span><text:span text:style-name="T289">n</text:span> <text:span text:style-name="T290">choose</text:span> <text:span text:style-name="T287">Europ</text:span><text:span text:style-name="T288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73"><draw:control text:anchor-type="as-char" draw:z-index="5" draw:name="Vorm13" draw:style-name="gr1" draw:text-style-name="P106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71"><text:span text:style-name="Strong_20_Emphasis"><text:span text:style-name="T75">At </text:span></text:span><text:span text:style-name="Strong_20_Emphasis"><text:span text:style-name="T95">Users</text:span></text:span><text:span text:style-name="Strong_20_Emphasis"><text:span text:style-name="T77">: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5" office:value-type="string">
            <text:p text:style-name="P79"><text:span text:style-name="Strong_20_Emphasis"><text:span text:style-name="T81">E</text:span></text:span><text:span text:style-name="Strong_20_Emphasis"><text:span text:style-name="T74">nter </text:span></text:span><text:span text:style-name="Strong_20_Emphasis"><text:span text:style-name="T95">What is your name</text:span></text:span><text:span text:style-name="Strong_20_Emphasis"><text:span text:style-name="T94"> </text:span></text:span><text:span text:style-name="Definition"><text:span text:style-name="T12">USER</text:span></text:span><text:span text:style-name="Strong_20_Emphasis"><text:span text:style-name="T78">, <text:line-break/></text:span></text:span><text:span text:style-name="Strong_20_Emphasis"><text:span text:style-name="T99">What name do you want to use to log in</text:span></text:span><text:span text:style-name="Strong_20_Emphasis"><text:span text:style-name="T79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9">,<text:line-break/></text:span></text:span><text:span text:style-name="Strong_20_Emphasis"><text:span text:style-name="T100">What is the na</text:span></text:span><text:span text:style-name="Strong_20_Emphasis"><text:span text:style-name="T99">me of </text:span></text:span><text:span text:style-name="Strong_20_Emphasis"><text:span text:style-name="T101">this</text:span></text:span><text:span text:style-name="Strong_20_Emphasis"><text:span text:style-name="T99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9">, </text:span></text:span><text:span text:style-name="Strong_20_Emphasis"><text:span text:style-name="T82">and</text:span></text:span><text:span text:style-name="Strong_20_Emphasis"><text:span text:style-name="T79"><text:line-break/></text:span></text:span><text:span text:style-name="Strong_20_Emphasis"><text:span text:style-name="T80">enter a </text:span></text:span><text:span text:style-name="Strong_20_Emphasis"><text:span text:style-name="T96">password</text:span></text:span><text:span text:style-name="Strong_20_Emphasis"><text:span text:style-name="T80"> twice.</text:span></text:span></text:p>
          </table:table-cell>
        </table:table-row>
      </table:table>
      <text:p text:style-name="P43"><text:span text:style-name="Strong_20_Emphasis"><text:span text:style-name="T76"/></text:span></text:p>
      <text:list xml:id="list180349618830409" text:continue-numbering="true" text:style-name="L1">
        <text:list-item>
          <text:p text:style-name="P105"><text:bookmark-start text:name="__RefNumPara__12966_2272496019"/><text:span text:style-name="Strong_20_Emphasis"><text:span text:style-name="T98">Finish installation</text:span></text:span><text:bookmark-end text:name="__RefNumPara__12966_2272496019"/></text:p>
        </text:list-item>
      </text:list>
      <text:p text:style-name="P44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73"><draw:control text:anchor-type="as-char" draw:z-index="6" draw:name="Vorm22" draw:style-name="gr1" draw:text-style-name="P106" svg:width="0.35cm" svg:height="0.35cm" draw:control="control5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32">Log in as </text:span></text:span><text:span text:style-name="Definition"><text:span text:style-name="T11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30"><draw:control text:anchor-type="as-char" draw:z-index="18" draw:name="Vorm4_ 2" draw:style-name="gr1" draw:text-style-name="P106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2"><text:span text:style-name="Strong_20_Emphasis"><text:span text:style-name="T150"><draw:control text:anchor-type="as-char" draw:z-index="26" draw:name="Vorm13_ 5" draw:style-name="gr1" draw:text-style-name="P106" svg:width="0.35cm" svg:height="0.35cm" draw:control="control25"/></text:span></text:span></text:p>
          </table:table-cell>
          <table:table-cell table:style-name="_33_._5f_Installatie_5f_afronden.C4" office:value-type="string">
            <text:p text:style-name="P34"><text:span text:style-name="Strong_20_Emphasis"><text:span text:style-name="T150">Add any additional </text:span></text:span><text:span text:style-name="Strong_20_Emphasis"><text:span text:style-name="T160">user</text:span></text:span><text:span text:style-name="Strong_20_Emphasis"><text:span text:style-name="T150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6"><text:span text:style-name="Strong_20_Emphasis"><text:span text:style-name="T37">Type</text:span></text:span><text:span text:style-name="Strong_20_Emphasis"><text:span text:style-name="T150"> </text:span></text:span><text:span text:style-name="Strong_20_Emphasis"><text:span text:style-name="T156">use</text:span></text:span><text:span text:style-name="Strong_20_Emphasis"><text:span text:style-name="T157">r</text:span></text:span><text:span text:style-name="Strong_20_Emphasis"><text:span text:style-name="T150"> </text:span></text:span><text:span text:style-name="Strong_20_Emphasis"><text:span text:style-name="T38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48">Super</text:span></text:span><text:span text:style-name="Strong_20_Emphasis"><text:span text:style-name="T39"> key</text:span></text:span><text:span text:style-name="Strong_20_Emphasis"><text:span text:style-name="T108"><text:note text:id="ftn8" text:note-class="footnote"><text:note-citation>1</text:note-citation><text:note-body><text:p text:style-name="P38"><text:span text:style-name="T212">The </text:span><text:span text:style-name="T215">Super</text:span><text:span text:style-name="T212"> key is the Windows key, Command key (Apple), or Magnifier key </text:span><text:span text:style-name="T213">(Chromebook)</text:span><text:span text:style-name="T212">.</text:span></text:p></text:note-body></text:note></text:span></text:span><text:span text:style-name="Strong_20_Emphasis"><text:span text:style-name="T150"> </text:span></text:span><text:span text:style-name="Strong_20_Emphasis"><text:span text:style-name="T154">if needed)</text:span></text:span><text:span text:style-name="Strong_20_Emphasis"><text:span text:style-name="T150"> and click behind </text:span></text:span><text:span text:style-name="Strong_20_Emphasis"><text:span text:style-name="T157">Settings</text:span></text:span><text:span text:style-name="Strong_20_Emphasis"><text:span text:style-name="T150"> on </text:span></text:span><text:span text:style-name="Strong_20_Emphasis"><text:span text:style-name="T157">Users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ick </text:span></text:span><text:span text:style-name="Strong_20_Emphasis"><text:span text:style-name="T157">Unlock</text:span></text:span><text:span text:style-name="Strong_20_Emphasis"><text:span text:style-name="T150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ick </text:span></text:span><text:span text:style-name="Strong_20_Emphasis"><text:span text:style-name="T157">Add</text:span></text:span><text:span text:style-name="Strong_20_Emphasis"><text:span text:style-name="T150"> </text:span></text:span><text:span text:style-name="Strong_20_Emphasis"><text:span text:style-name="T157">User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hoose </text:span></text:span><text:span text:style-name="Strong_20_Emphasis"><text:span text:style-name="T157">Account Type</text:span></text:span><text:span text:style-name="Strong_20_Emphasis"><text:span text:style-name="T150">, </text:span></text:span><text:span text:style-name="Strong_20_Emphasis"><text:span text:style-name="T157">Standard</text:span></text:span><text:span text:style-name="Strong_20_Emphasis"><text:span text:style-name="T150"> or </text:span></text:span><text:span text:style-name="Strong_20_Emphasis"><text:span text:style-name="T157">Admin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Enter</text:span></text:span><text:span text:style-name="Strong_20_Emphasis"><text:span text:style-name="T150"> </text:span></text:span><text:span text:style-name="Strong_20_Emphasis"><text:span text:style-name="T158">Name</text:span></text:span><text:span text:style-name="Strong_20_Emphasis"><text:span text:style-name="T152"> </text:span></text:span><text:span text:style-name="Strong_20_Emphasis"><text:span text:style-name="T161">user</text:span></text:span><text:span text:style-name="Strong_20_Emphasis"><text:span text:style-name="T152"> </text:span></text:span><text:span text:style-name="Strong_20_Emphasis"><text:span text:style-name="T151">and</text:span></text:span><text:span text:style-name="Strong_20_Emphasis"><text:span text:style-name="T152"> </text:span></text:span><text:span text:style-name="Strong_20_Emphasis"><text:span text:style-name="T158">Username</text:span></text:span><text:span text:style-name="Strong_20_Emphasis"><text:span text:style-name="T152"> </text:span></text:span><text:span text:style-name="Strong_20_Emphasis"><text:span text:style-name="T162">username</text:span></text:span><text:span text:style-name="Strong_20_Emphasis"><text:span text:style-name="T152">, </text:span></text:span><text:span text:style-name="Strong_20_Emphasis"><text:span text:style-name="T153">and click </text:span></text:span><text:span text:style-name="Strong_20_Emphasis"><text:span text:style-name="T159">Add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ose the </text:span></text:span><text:span text:style-name="Strong_20_Emphasis"><text:span text:style-name="T157">Users</text:span></text:span><text:span text:style-name="Strong_20_Emphasis"><text:span text:style-name="T150">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80"><text:span text:style-name="Strong_20_Emphasis"><text:span text:style-name="T73"><draw:control text:anchor-type="as-char" draw:z-index="27" draw:name="Vorm4_ 4" draw:style-name="gr1" draw:text-style-name="P106" svg:width="0.35cm" svg:height="0.35cm" draw:control="control26"/></text:span></text:span></text:p>
          </table:table-cell>
          <table:table-cell table:style-name="_33_._5f_Installatie_5f_afronden.C4" office:value-type="string">
            <text:p text:style-name="P73"><text:span text:style-name="Strong_20_Emphasis"><text:span text:style-name="T43">Install </text:span></text:span><text:span text:style-name="Strong_20_Emphasis"><text:span text:style-name="T72">updates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93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92">syn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61">and click the </text:span></text:span><text:span text:style-name="Strong_20_Emphasis"><text:span text:style-name="T92">Synaptic Package Manager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77"><text:span text:style-name="T16">Click </text:span><text:span text:style-name="T19">Reload</text:span><text:span text:style-name="T16"> and then click </text:span><text:span text:style-name="T19">Mark All Upgrades</text:span><text:span text:style-name="T16">, click </text:span><text:span text:style-name="T19">Apply</text:span><text:span text:style-name="T16"> if available.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69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73"><draw:control text:anchor-type="as-char" draw:z-index="9" draw:name="Vorm4_1" draw:style-name="gr1" draw:text-style-name="P106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3"><text:span text:style-name="Strong_20_Emphasis"><text:span text:style-name="T43">Install </text:span></text:span><text:span text:style-name="Strong_20_Emphasis"><text:span text:style-name="T71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9" office:value-type="string">
            <text:p text:style-name="P93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61">a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43"/></text:span></text:p>
          </table:table-cell>
          <table:table-cell table:style-name="_33_._5f_Installatie_5f_afronden.C20" office:value-type="string">
            <text:p text:style-name="P77"><text:span text:style-name="T14">Type these t</text:span><text:span text:style-name="T15">hree</text:span><text:span text:style-name="T14"> commands, each followed by the</text:span><text:span text:style-name="Strong_20_Emphasis"><text:span text:style-name="T51"> </text:span></text:span><text:span text:style-name="Strong_20_Emphasis"><text:span text:style-name="T149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1" office:value-type="string">
            <text:p text:style-name="P78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2" office:value-type="string">
            <text:p text:style-name="P78"><text:span text:style-name="User_20_Entry"><text:span text:style-name="T1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3" office:value-type="string">
            <text:p text:style-name="P78"><text:span text:style-name="User_20_Entry"><text:span text:style-name="T1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4" office:value-type="string">
            <text:p text:style-name="P65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5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73"><draw:control text:anchor-type="as-char" draw:z-index="7" draw:name="Vorm33" draw:style-name="gr1" draw:text-style-name="P106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73"><text:span text:style-name="Strong_20_Emphasis"><text:span text:style-name="T5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27" office:value-type="string">
            <text:p text:style-name="P100"><text:span text:style-name="Strong_20_Emphasis"><text:span text:style-name="T68">T</text:span></text:span><text:span text:style-name="Strong_20_Emphasis"><text:span text:style-name="T55">ype </text:span></text:span><text:span text:style-name="Strong_20_Emphasis"><text:span text:style-name="T89">menu</text:span></text:span><text:span text:style-name="Strong_20_Emphasis"><text:span text:style-name="T55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55">and click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43"/></text:span></text:p>
          </table:table-cell>
          <table:table-cell table:style-name="_33_._5f_Installatie_5f_afronden.C28" office:value-type="string">
            <text:p text:style-name="P75"><text:span text:style-name="Strong_20_Emphasis"><text:span text:style-name="T54">Se</text:span></text:span><text:span text:style-name="Strong_20_Emphasis"><text:span text:style-name="T63">lect</text:span></text:span><text:span text:style-name="Strong_20_Emphasis"><text:span text:style-name="T54"> </text:span></text:span><text:span text:style-name="Strong_20_Emphasis"><text:span text:style-name="T97">3</text:span></text:span><text:span text:style-name="Strong_20_Emphasis"><text:span text:style-name="T133"> <text:s/></text:span></text:span><text:span text:style-name="Strong_20_Emphasis"><text:span text:style-name="T134">Finish installatio</text:span></text:span><text:span text:style-name="Strong_20_Emphasis"><text:span text:style-name="T135">n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29" office:value-type="string">
            <text:p text:style-name="P67"><text:span text:style-name="Strong_20_Emphasis"><text:span text:style-name="T52">Follow the instructions on the screen.</text:span></text:span></text:p>
          </table:table-cell>
        </table:table-row>
      </table:table>
      <text:p text:style-name="P44"><text:span text:style-name="Strong_20_Emphasis"><text:span text:style-name="T32"><text:tab/></text:span></text:span></text:p>
      <text:p text:style-name="P45"><text:span text:style-name="Strong_20_Emphasis"><text:span text:style-name="T52"/></text:span></text:p>
      <text:list xml:id="list180349173575553" text:continue-numbering="true" text:style-name="L1">
        <text:list-item>
          <text:p text:style-name="P104"><text:span text:style-name="Strong_20_Emphasis"><text:span text:style-name="T17">P</text:span></text:span><text:span text:style-name="Strong_20_Emphasis"><text:span text:style-name="T265">rovision user</text:span></text:span></text:p>
        </text:list-item>
      </text:list>
      <text:p text:style-name="P5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73"><draw:control text:anchor-type="as-char" draw:z-index="11" draw:name="Vorm36_0" draw:style-name="gr1" draw:text-style-name="P106" svg:width="0.35cm" svg:height="0.35cm" draw:control="control10"/></text:span></text:span></text:p>
          </table:table-cell>
          <table:table-cell table:style-name="Tabel2.A1" office:value-type="string">
            <text:p text:style-name="P86"><text:span text:style-name="Strong_20_Emphasis"><text:span text:style-name="T73"><draw:control text:anchor-type="as-char" draw:z-index="13" draw:name="Vorm36_ 1" draw:style-name="gr1" draw:text-style-name="P106" svg:width="0.35cm" svg:height="0.35cm" draw:control="control12"/></text:span></text:span></text:p>
          </table:table-cell>
          <table:table-cell table:style-name="Tabel2.D1" office:value-type="string">
            <text:p text:style-name="P39"><text:span text:style-name="Strong_20_Emphasis"><text:span text:style-name="T34">Log in as</text:span></text:span><text:span text:style-name="Strong_20_Emphasis"><text:span text:style-name="T32"> </text:span></text:span><text:span text:style-name="Definition"><text:span text:style-name="T11">USER</text:span></text:span><text:span text:style-name="Strong_20_Emphasis"><text:span text:style-name="T44"><text:note text:id="ftn10" text:note-class="footnote"><text:note-citation>1</text:note-citation><text:note-body><text:p text:style-name="P48"><text:span text:style-name="User_20_Entry"><text:span text:style-name="T138">Login any additional </text:span></text:span><text:span text:style-name="Definition"><text:span text:style-name="T261">USER</text:span></text:span><text:span text:style-name="User_20_Entry"><text:span text:style-name="T139">s </text:span></text:span><text:span text:style-name="User_20_Entry"><text:span text:style-name="T138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30"><draw:control text:anchor-type="as-char" draw:z-index="19" draw:name="Vorm4_ 3" draw:style-name="gr1" draw:text-style-name="P106" svg:width="0.35cm" svg:height="0.35cm" draw:control="control18"/></text:span></text:span></text:p>
          </table:table-cell>
          <table:table-cell table:style-name="Tabel2.D2" office:value-type="string">
            <text:p text:style-name="P19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73"><draw:control text:anchor-type="as-char" draw:z-index="12" draw:name="Vorm36_2" draw:style-name="gr1" draw:text-style-name="P106" svg:width="0.35cm" svg:height="0.35cm" draw:control="control11"/></text:span></text:span></text:p>
          </table:table-cell>
          <table:table-cell table:style-name="Tabel2.A1" office:value-type="string">
            <text:p text:style-name="P87"><text:span text:style-name="Strong_20_Emphasis"><text:span text:style-name="T73"><draw:control text:anchor-type="as-char" draw:z-index="14" draw:name="Vorm36_ 2" draw:style-name="gr1" draw:text-style-name="P106" svg:width="0.35cm" svg:height="0.35cm" draw:control="control13"/></text:span></text:span></text:p>
          </table:table-cell>
          <table:table-cell table:style-name="Tabel2.D5" office:value-type="string">
            <text:p text:style-name="P40"><text:span text:style-name="Strong_20_Emphasis"><text:span text:style-name="T56">Set up the</text:span></text:span><text:span text:style-name="Strong_20_Emphasis"><text:span text:style-name="T57"> </text:span></text:span><text:span text:style-name="Strong_20_Emphasis"><text:span text:style-name="T66">user</text:span></text:span><text:span text:style-name="Definition"><text:span text:style-name="T281">:</text:span></text:span></text:p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D6" office:value-type="string">
            <text:p text:style-name="P42"><text:span text:style-name="Strong_20_Emphasis"><text:span text:style-name="T67">T</text:span></text:span><text:span text:style-name="Strong_20_Emphasis"><text:span text:style-name="T56">ype </text:span></text:span><text:span text:style-name="Strong_20_Emphasis"><text:span text:style-name="T90">menu</text:span></text:span><text:span text:style-name="Strong_20_Emphasis"><text:span text:style-name="T56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109"><text:note text:id="ftn11" text:note-class="footnote"><text:note-citation>2</text:note-citation><text:note-body><text:p text:style-name="P38"><text:span text:style-name="T212">The </text:span><text:span text:style-name="T215">Super</text:span><text:span text:style-name="T212"> key is the Windows key, Command key (Apple), or Magnifier key </text:span><text:span text:style-name="T213">(Chromebook)</text:span><text:span text:style-name="T212">.</text:span></text:p></text:note-body></text:note>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56">and click on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56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41"><text:span text:style-name="Strong_20_Emphasis"><text:span text:style-name="T64">Select</text:span></text:span><text:span text:style-name="Strong_20_Emphasis"><text:span text:style-name="T54"> </text:span></text:span><text:span text:style-name="Strong_20_Emphasis"><text:span text:style-name="T97">4 <text:s/></text:span></text:span><text:span text:style-name="Strong_20_Emphasis"><text:span text:style-name="T86">Provision user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8"><text:span text:style-name="Strong_20_Emphasis"><text:span text:style-name="T52">Follow the instructions on the screen.</text:span></text:span></text:p>
          </table:table-cell>
        </table:table-row>
      </table:table>
      <text:p text:style-name="P15"/>
      <text:p text:style-name="P16"/>
      <text:p text:style-name="P74"><text:span text:style-name="T168">End of checklist,</text:span><text:span text:style-name="T166"> </text:span><text:span text:style-name="T166"><text:user-field-get text:name="Distro">Debian</text:user-field-get></text:span><text:span text:style-name="T164"><text:s/></text:span><text:span text:style-name="T164"><text:user-field-get text:name="Version">12</text:user-field-get></text:span><text:span text:style-name="Strong_20_Emphasis"><text:span text:style-name="T165"><text:s/></text:span></text:span><text:span text:style-name="Strong_20_Emphasis"><text:span text:style-name="T169">LTS </text:span></text:span><text:span text:style-name="Strong_20_Emphasis"><text:span text:style-name="T167"><text:user-field-get text:name="Edition">Desktop</text:user-field-get></text:span></text:span><text:span text:style-name="Strong_20_Emphasis"><text:span text:style-name="T167"><text:s/></text:span></text:span><text:span text:style-name="Strong_20_Emphasis"><text:span text:style-name="T168">installation is complete.</text:span></text:span></text:p>
      <text:p text:style-name="P51"/>
      <text:p text:style-name="P60"><text:span text:style-name="Emphasis"><text:span text:style-name="T269">Written</text:span></text:span><text:span text:style-name="Emphasis"><text:span text:style-name="T268"> </text:span></text:span><text:span text:style-name="Emphasis"><text:span text:style-name="T269">by</text:span></text:span><text:span text:style-name="Emphasis"><text:span text:style-name="T268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92">Karel Zimmer</text:span></text:span></text:a><text:span text:style-name="Emphasis"><text:span text:style-name="T270">, </text:span></text:span><text:a xlink:type="simple" xlink:href="https://creativecommons.org/publicdomain/zero/1.0" text:style-name="Internet_20_link" text:visited-style-name="Visited_20_Internet_20_Link"><text:span text:style-name="Emphasis"><text:span text:style-name="T271">CC0 1.0</text:span></text:span></text:a><text:span text:style-name="Emphasis"><text:span text:style-name="T291"> </text:span></text:span><text:span text:style-name="Emphasis"><text:span text:style-name="T29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91"><text:s/></text:span></text:span><text:span text:style-name="Emphasis"><text:span text:style-name="T29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9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4-04T18:03:48.850080748">04/04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4T18:03:48.724349929</dc:date>
    <meta:keyword>Installatie</meta:keyword>
    <meta:keyword>Checklist</meta:keyword>
    <meta:keyword>Linux</meta:keyword>
    <meta:editing-cycles>6954</meta:editing-cycles>
    <meta:editing-duration>P12DT8H32M45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105" meta:word-count="680" meta:character-count="4193" meta:non-whitespace-character-count="3556"/>
    <meta:user-defined meta:name="Info 1"/>
    <meta:user-defined meta:name="Info 2"/>
    <meta:user-defined meta:name="Info 3"/>
    <meta:user-defined meta:name="Info 4"/>
  </office:meta>
</office:document-meta>
</file>